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office:version="1.2">
  <office:automatic-styles/>
  <office:body>
    <office:text>
      <text:h text:outline-level="1">Outreach Initiative – Bret Victor (Bretpack Seed)</text:h>
      <text:p>This document is part of the Outreach folder, where focused moonshot initiatives are parked until activation. It outlines the preparatory framing for potentially contacting Bret Victor regarding his influence on the development of Civium and a proposed cognitive medium called 'Bretware'.</text:p>
      <text:h text:outline-level="2">Summary of Initiative: Bretware and the Bretpack</text:h>
      <text:p>Inspired by Bret Victor’s foundational work on humane representations of thought, this initiative explores a new multi-modal cognitive medium called Bretware. This medium is envisioned as a successor to symbol-bound interfaces, enabling citizens in Civium to think across modalities—visual, empathic, mythic, somatic, and more.</text:p>
      <text:h text:outline-level="2">Why Bret?</text:h>
      <text:p>Bret’s early work anticipated the cognitive bottlenecks humans now face. He proposed design principles that enable complex thought to be dynamically traversed and morally felt. Civium is extending those principles into a civic context, and seeks his potential contribution—either conceptually or collaboratively.</text:p>
      <text:h text:outline-level="2">Draft Pitch Summary (for future email or call)</text:h>
      <text:p>Bret, your work helped some of us *see cognition* again—not as code or content, but as a spatial, moral, and representational challenge. We’re working on Civium, a trans-human civic architecture that depends on escaping the cage of symbolic representation.

As part of this, we’re prototyping a medium we call Bretware—a modality-based cognitive environment for surfing complex thought. It’s inspired by The Humane Representation of Thought, Ladder of Abstraction, and your ideas on interface as moral act.

Would you be open to reviewing our framing, or offering a thought kernel to the 'Bretpack'—a starter kit for training future civic thinkers in modal cognition?</text:p>
      <text:h text:outline-level="2">Folder Notes</text:h>
      <text:p>This file should live in the NAS-based /Outreach folder. Reference it in intersessional memory. It is not yet active—do not send until the surrounding Civium training material is in public-facing shape.</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office:version="1.2">
  <office:styles>
    <style:style style:name="Bold" style:family="text" style:display-name="Bold">
      <style:text-properties fo:font-weight="bold"/>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meta>
    <meta:generator>ODFPY/1.4.1</meta:generator>
  </office:meta>
</office:document-meta>
</file>